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_un_poin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istance 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vitesse rela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00" calcext:value-type="float">
            <text:p>1000</text:p>
          </table:table-cell>
        </table:table-row>
      </table:table>
      <table:table table:name="a_2_poin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istance 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vitesse rela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00" calcext:value-type="float">
            <text:p>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7:56:45.894725560</meta:creation-date>
    <dc:date>2017-10-18T21:57:36.262847409</dc:date>
    <dc:creator>Victor SENE</dc:creator>
    <meta:editing-duration>PT3H20S</meta:editing-duration>
    <meta:editing-cycles>1</meta:editing-cycles>
    <meta:document-statistic meta:table-count="2" meta:cell-count="16" meta:object-count="0"/>
    <meta:generator>LibreOffice/5.3.6.1$Linux_X86_64 LibreOffice_project/30$Build-1</meta:generator>
  </office:meta>
</office:document-meta>
</file>